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erdana" fo:font-size="11pt" style:font-size-asian="11pt" style:font-name-complex="Verdana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1pt" fo:font-weight="bold" style:font-size-asian="11pt" style:font-weight-asian="bold" style:font-name-complex="Verdana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1pt" fo:font-weight="normal" style:font-size-asian="11pt" style:font-weight-asian="normal" style:font-name-complex="Verdana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rão ser representadas informações sobre perfis, amizades, fotos, mensagens, grupos, páginas, eventos, aplicativos, comentários, ações de "curtir" e outras informações que forem considerados importantes para o funcionamento dessa rede social.</text:p>
      <text:p text:style-name="P1"/>
      <text:h text:style-name="Heading_20_1" text:outline-level="1">Entidades</text:h>
      <text:p text:style-name="P1"/>
      <text:p text:style-name="P1">Perfil, Amizade, Foto, Mensagem, Grupo, Página, Evento, Aplicativo, Comentário</text:p>
      <text:p text:style-name="P1"/>
      <text:p text:style-name="P2">Perfil</text:p>
      <text:p text:style-name="P1"/>
      <text:p text:style-name="P1">e-mail (chave primaria), nome, data de nascimento, profissao, religiao</text:p>
      <text:p text:style-name="P1"/>
      <text:p text:style-name="P2">Amizade</text:p>
      <text:p text:style-name="P2"/>
      <text:p text:style-name="P3">email_perfil, email_convid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5:37:32</meta:creation-date>
    <dc:date>2013-05-31T17:30:40</dc:date>
    <meta:editing-duration>PT37M30S</meta:editing-duration>
    <meta:editing-cycles>1</meta:editing-cycles>
    <meta:document-statistic meta:table-count="0" meta:image-count="0" meta:object-count="0" meta:page-count="1" meta:paragraph-count="7" meta:word-count="53" meta:character-count="444" meta:non-whitespace-character-count="398"/>
    <meta:generator>LibreOffice/3.5$Linux_X86_64 LibreOffice_project/350m1$Build-2</meta:generator>
  </office:meta>
</office:document-meta>
</file>